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PMingLiU-ExtB" svg:font-family="PMingLiU-ExtB"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PMingLiU-ExtB" fo:font-size="14pt" style:font-size-asian="14pt" style:font-size-complex="14pt"/>
    </style:style>
    <style:style style:name="P2" style:family="paragraph" style:parent-style-name="Standard">
      <style:paragraph-properties fo:text-align="center" style:justify-single-word="false"/>
      <style:text-properties style:font-name="PMingLiU-ExtB" fo:font-size="24pt" style:font-size-asian="24pt" style:font-size-complex="24pt"/>
    </style:style>
    <style:style style:name="T1" style:family="text">
      <style:text-properties style:text-underline-style="none" fo:font-weight="bold" style:font-weight-asian="bold" style:font-weight-complex="bold"/>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rjoitustyö raportti</text:p>
      <text:p text:style-name="P1">TKO_2111 Ohjelmoinnin harjoitustyön raportti </text:p>
      <text:p text:style-name="P1">Rauli Poikonen </text:p>
      <text:p text:style-name="P1">Aihe: Tekstiseikkailu-peli “Code Or Die” </text:p>
      <text:p text:style-name="P1"/>
      <text:p text:style-name="P1"><text:span text:style-name="T2">Ongelman kuvaus</text:span>: Pelin tarkoitus on liikkua eri huoneissa kunnes löytää tutoriaali tehtävät jotta pääsee lopputenttiin jonka jälkeen voi ratkaista yksinkertaisen ongelman että pääsee tentistä läpi ja läpäisee pelin.</text:p>
      <text:p text:style-name="P1"/>
      <text:p text:style-name="P1"><text:span text:style-name="T2">Ongelman analysointi</text:span>: Pelin tilan tallennus ja lukeminen. Syötteen lukeminen sekä virheiden käsittely. Itse huoneiden toteutus funktioilla sekä niiden kutsuminen, tallennus ja lukeminen tekstitiedostosta.</text:p>
      <text:p text:style-name="P1"/>
      <text:p text:style-name="P1"><text:span text:style-name="T2">Ongelman ratkaisu</text:span>: Ensin ohjelma tarkistaa onko <text:span text:style-name="T2">loadfile.txt</text:span> olemassa ja jos se on olemassa se lataa olemassa olevan tallennuksen pelin tilasta lukemalla tiedostosta kyseisen huoneen ja asettamalla pelaajan ko. huoneeseen jos tiedostoa ei ole niin oletus huone on aina nro 1 eli <text:span text:style-name="T2">def startroom(): </text:span></text:p>
      <text:p text:style-name="P1"><text:span text:style-name="T2"/></text:p>
      <text:p text:style-name="P1">Joka kerta kun siirrytään huoneesta toiseen kutsutaan<text:span text:style-name="T2"> save()</text:span> funktiota joka tallentaa kyseisen huoneen <text:span text:style-name="T2">loadfile.txt</text:span> tiedostoon joka lataa tallennetun pelin tilan kun peli avataan uudestaan.</text:p>
      <text:p text:style-name="P1"><text:span text:style-name="T2"/></text:p>
      <text:p text:style-name="P1">Ohjelmassa edetään huoneita funktiolla <text:span text:style-name="T2">def roomchooser(room): joka saa parametrikseen kulloinkin kyseessä olevan huoneen</text:span></text:p>
      <text:p text:style-name="P1"><text:span text:style-name="T2"/></text:p>
      <text:p text:style-name="P1"><text:s/>kunnes löydetään huoneesta nro 3 <text:span text:style-name="T1">def thirdroom():</text:span> <text:s/>tutoriaali tehtävät ja ne pitää poimia talteen inventory nimiseen listaan <text:span text:style-name="T2">inventory[]</text:span> ja siinä käytetään funktiota <text:span text:style-name="T2">add_to_inventory</text:span> jotta pääsee seuraavaan huoneeseen. Sitten kun on päässyt huoneeseen nro 4 <text:span text:style-name="T2">def fourthroom():</text:span> kysytään halutaanko palauttaa tutoriaalitehtävät funktiolla <text:span text:style-name="T2">def print_inventory()</text:span>: jotta voi päästä tenttiin. Huoneessa nro 5 <text:span text:style-name="T2">def fifthroom():</text:span> päästään vastaamaan tentti kysymykseen ja jos vastaa oikein pääsee pelin läpi muussa tapauksessa joutuu aloittamaan alusta.</text:p>
      <text:p text:style-name="P1"/>
      <text:p text:style-name="P1">Syötteen virheen käsittely on korjattu yksinkertaisesti niin että jos käyttäjä ei syötä oikeanlaista pyydettyä syötettä niin käyttäjältä kysytään while true silmukan avulla syötettä niin kauan kunnes käyttäjä syöttää ohjeen mukaisesti annetun arvon. </text:p>
      <text:p text:style-name="P1"/>
      <text:p text:style-name="P1">Käyttöohjeet tulostetaan pelin edetessä huonekohtaisesti. Jos peli ei jostain syystä latautu niin loadfile.txt pitää poistaa samasta kansiosta jossa itse code_or_die.py tiedosto sijaitse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PMingLiU-ExtB" svg:font-family="PMingLiU-ExtB"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uli </meta:initial-creator>
    <meta:creation-date>2023-01-10T15:05:09.06</meta:creation-date>
    <dc:date>2023-01-10T16:24:20.47</dc:date>
    <dc:creator>Rauli </dc:creator>
    <meta:editing-duration>PT1H19M10S</meta:editing-duration>
    <meta:editing-cycles>2</meta:editing-cycles>
    <meta:generator>OpenOffice/4.1.11$Win32 OpenOffice.org_project/4111m1$Build-9808</meta:generator>
    <meta:document-statistic meta:table-count="0" meta:image-count="0" meta:object-count="0" meta:page-count="1" meta:paragraph-count="12" meta:word-count="266" meta:character-count="2127"/>
  </office:meta>
</office:document-meta>
</file>